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ela1" style:family="table">
      <style:table-properties style:width="6.6931in" table:align="margins"/>
    </style:style>
    <style:style style:name="Tabela1.A" style:family="table-column">
      <style:table-column-properties style:column-width="3.3465in" style:rel-column-width="32767*"/>
    </style:style>
    <style:style style:name="Tabela1.B" style:family="table-column">
      <style:table-column-properties style:column-width="3.3465in" style:rel-column-width="32768*"/>
    </style:style>
    <style:style style:name="Tabela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a1.B1" style:family="table-cell">
      <style:table-cell-properties fo:padding="0.0382in" fo:border="0.05pt solid #000000"/>
    </style:style>
    <style:style style:name="Tabela1.A2" style:family="table-cell">
      <style:table-cell-properties fo:padding="0.0382in" fo:border-left="0.05pt solid #000000" fo:border-right="none" fo:border-top="none" fo:border-bottom="0.05pt solid #000000"/>
    </style:style>
    <style:style style:name="Tabela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 style:master-page-name="">
      <style:table-properties style:width="6.6931in" style:page-number="auto" fo:break-before="auto" fo:break-after="auto" table:align="margins" style:shadow="none" fo:keep-with-next="auto" style:may-break-between-rows="true" table:border-model="collapsing"/>
    </style:style>
    <style:style style:name="Table1.A" style:family="table-column">
      <style:table-column-properties style:column-width="6.6931in" style:rel-column-width="65535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Header">
      <style:text-properties officeooo:rsid="0008a8e3" officeooo:paragraph-rsid="0008a8e3"/>
    </style:style>
    <style:style style:name="P2" style:family="paragraph" style:parent-style-name="Standard">
      <style:text-properties fo:font-weight="bold" officeooo:rsid="0008cc5e" officeooo:paragraph-rsid="0008cc5e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8cc5e" officeooo:paragraph-rsid="0008cc5e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0bc1d7" officeooo:paragraph-rsid="000bc1d7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rsid="000e8258" officeooo:paragraph-rsid="000e8258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176712" officeooo:paragraph-rsid="00176712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bold" officeooo:rsid="001a7bcc" officeooo:paragraph-rsid="001a7bcc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officeooo:rsid="001dfa55" officeooo:paragraph-rsid="001dfa55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tyle="normal" fo:font-weight="bold" officeooo:rsid="000fceb8" officeooo:paragraph-rsid="000fceb8" style:font-style-asian="normal" style:font-weight-asian="bold" style:font-style-complex="normal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tyle="normal" fo:font-weight="bold" officeooo:rsid="000fceb8" officeooo:paragraph-rsid="000fceb8" style:font-style-asian="normal" style:font-weight-asian="bold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tyle="normal" fo:font-weight="normal" officeooo:rsid="000fceb8" officeooo:paragraph-rsid="000fceb8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style="normal" fo:font-weight="normal" officeooo:rsid="000fceb8" officeooo:paragraph-rsid="000fceb8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tyle="normal" fo:font-weight="normal" officeooo:rsid="00158c06" officeooo:paragraph-rsid="00158c06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tyle="normal" fo:font-weight="normal" officeooo:rsid="00176712" officeooo:paragraph-rsid="00176712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fo:font-weight="normal" officeooo:rsid="000d574d" officeooo:paragraph-rsid="000d574d" style:font-weight-asian="normal" style:font-weight-complex="normal"/>
    </style:style>
    <style:style style:name="P16" style:family="paragraph" style:parent-style-name="Standard">
      <style:text-properties fo:font-weight="normal" officeooo:rsid="0008cc5e" officeooo:paragraph-rsid="0008cc5e" style:font-weight-asian="normal" style:font-weight-complex="normal"/>
    </style:style>
    <style:style style:name="P17" style:family="paragraph" style:parent-style-name="Standard">
      <style:paragraph-properties fo:text-align="center" style:justify-single-word="false"/>
      <style:text-properties fo:font-weight="normal" officeooo:rsid="0008cc5e" officeooo:paragraph-rsid="0008cc5e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weight="normal" officeooo:rsid="000bc1d7" officeooo:paragraph-rsid="000bc1d7" style:font-weight-asian="normal" style:font-weight-complex="normal"/>
    </style:style>
    <style:style style:name="P19" style:family="paragraph" style:parent-style-name="Standard">
      <style:paragraph-properties fo:text-align="center" style:justify-single-word="false"/>
      <style:text-properties fo:font-weight="normal" officeooo:rsid="000e8258" officeooo:paragraph-rsid="000e8258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weight="normal" officeooo:rsid="000e8258" officeooo:paragraph-rsid="000e8258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weight="normal" officeooo:rsid="0014a9cc" officeooo:paragraph-rsid="0014a9cc" style:font-weight-asian="normal" style:font-weight-complex="normal"/>
    </style:style>
    <style:style style:name="P22" style:family="paragraph" style:parent-style-name="Standard">
      <style:paragraph-properties fo:text-align="center" style:justify-single-word="false"/>
      <style:text-properties fo:font-style="italic" fo:font-weight="normal" officeooo:rsid="000eab26" officeooo:paragraph-rsid="000eab26" style:font-style-asian="italic" style:font-weight-asian="normal" style:font-style-complex="italic" style:font-weight-complex="normal"/>
    </style:style>
    <style:style style:name="P23" style:family="paragraph" style:parent-style-name="Standard">
      <style:paragraph-properties fo:text-align="center" style:justify-single-word="false"/>
      <style:text-properties fo:font-style="italic" fo:font-weight="bold" officeooo:rsid="001dfa55" officeooo:paragraph-rsid="001dfa55" style:font-style-asian="italic" style:font-weight-asian="bold" style:font-style-complex="italic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tyle="italic" fo:font-weight="bold" officeooo:rsid="001dfa55" officeooo:paragraph-rsid="001dfa55" style:font-style-asian="italic" style:font-weight-asian="bold" style:font-style-complex="italic" style:font-weight-complex="bold"/>
    </style:style>
    <style:style style:name="P25" style:family="paragraph" style:parent-style-name="Standard">
      <style:paragraph-properties fo:text-align="center" style:justify-single-word="false"/>
      <style:text-properties fo:font-style="italic" fo:font-weight="bold" officeooo:rsid="001e77c0" officeooo:paragraph-rsid="001e77c0" style:font-style-asian="italic" style:font-weight-asian="bold" style:font-style-complex="italic" style:font-weight-complex="bold"/>
    </style:style>
    <style:style style:name="P26" style:family="paragraph" style:parent-style-name="Standard">
      <style:paragraph-properties fo:text-align="center" style:justify-single-word="false"/>
      <style:text-properties fo:font-style="italic" fo:font-weight="bold" officeooo:rsid="001ffa69" officeooo:paragraph-rsid="001ffa69" style:font-style-asian="italic" style:font-weight-asian="bold" style:font-style-complex="italic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tyle="italic" fo:font-weight="bold" officeooo:rsid="0020c48f" officeooo:paragraph-rsid="0020c48f" style:font-style-asian="italic" style:font-weight-asian="bold" style:font-style-complex="italic" style:font-weight-complex="bold"/>
    </style:style>
    <style:style style:name="P28" style:family="paragraph" style:parent-style-name="Standard">
      <style:paragraph-properties fo:text-align="start" style:justify-single-word="false"/>
      <style:text-properties fo:font-style="italic" fo:font-weight="bold" officeooo:rsid="002152a8" officeooo:paragraph-rsid="002152a8" style:font-style-asian="italic" style:font-weight-asian="bold" style:font-style-complex="italic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fo:font-weight="bold" officeooo:rsid="0012bb65" officeooo:paragraph-rsid="0012bb65" style:font-weight-asian="bold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officeooo:rsid="0012bb65" officeooo:paragraph-rsid="0012bb65"/>
    </style:style>
    <style:style style:name="P31" style:family="paragraph" style:parent-style-name="Standard" style:list-style-name="L1">
      <style:paragraph-properties fo:text-align="start" style:justify-single-word="false"/>
      <style:text-properties fo:font-weight="normal" officeooo:rsid="00158c06" officeooo:paragraph-rsid="00158c06" style:font-weight-asian="normal" style:font-weight-complex="normal"/>
    </style:style>
    <style:style style:name="P32" style:family="paragraph" style:parent-style-name="Standard" style:list-style-name="L2">
      <style:paragraph-properties fo:text-align="start" style:justify-single-word="false"/>
      <style:text-properties fo:font-weight="normal" officeooo:rsid="00158c06" officeooo:paragraph-rsid="00158c06" style:font-weight-asian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tyle="normal" fo:font-weight="normal" officeooo:rsid="001a7bcc" officeooo:paragraph-rsid="001a7bcc" style:font-style-asian="normal" style:font-weight-asian="normal" style:font-style-complex="normal" style:font-weight-complex="normal"/>
    </style:style>
    <style:style style:name="P34" style:family="paragraph" style:parent-style-name="Standard">
      <style:paragraph-properties fo:text-align="center" style:justify-single-word="false"/>
      <style:text-properties fo:font-style="normal" fo:font-weight="normal" officeooo:rsid="001dfa55" officeooo:paragraph-rsid="001dfa55" style:font-style-asian="normal" style:font-weight-asian="normal" style:font-style-complex="normal" style:font-weight-complex="normal"/>
    </style:style>
    <style:style style:name="P35" style:family="paragraph" style:parent-style-name="Standard">
      <style:paragraph-properties fo:text-align="center" style:justify-single-word="false"/>
      <style:text-properties fo:font-style="normal" fo:font-weight="normal" officeooo:rsid="001e77c0" officeooo:paragraph-rsid="001e77c0" style:font-style-asian="normal" style:font-weight-asian="normal" style:font-style-complex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tyle="normal" fo:font-weight="normal" officeooo:rsid="001f3264" officeooo:paragraph-rsid="001f3264" style:font-style-asian="normal" style:font-weight-asian="normal" style:font-style-complex="normal" style:font-weight-complex="normal"/>
    </style:style>
    <style:style style:name="P37" style:family="paragraph" style:parent-style-name="Standard">
      <style:paragraph-properties fo:text-align="center" style:justify-single-word="false"/>
      <style:text-properties fo:font-style="normal" fo:font-weight="normal" officeooo:rsid="001f3264" officeooo:paragraph-rsid="001f3264" style:font-style-asian="normal" style:font-weight-asian="normal" style:font-style-complex="normal" style:font-weight-complex="normal"/>
    </style:style>
    <style:style style:name="P38" style:family="paragraph" style:parent-style-name="Standard">
      <style:paragraph-properties fo:text-align="center" style:justify-single-word="false"/>
      <style:text-properties fo:font-style="normal" fo:font-weight="normal" officeooo:rsid="001ffa69" officeooo:paragraph-rsid="001ffa69" style:font-style-asian="normal" style:font-weight-asian="normal" style:font-style-complex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tyle="normal" fo:font-weight="normal" officeooo:rsid="0020c48f" officeooo:paragraph-rsid="0020c48f" style:font-style-asian="normal" style:font-weight-asian="normal" style:font-style-complex="normal" style:font-weight-complex="normal"/>
    </style:style>
    <style:style style:name="P40" style:family="paragraph" style:parent-style-name="Standard" style:list-style-name="L3">
      <style:paragraph-properties fo:text-align="start" style:justify-single-word="false"/>
      <style:text-properties fo:font-style="normal" fo:font-weight="normal" officeooo:rsid="002152a8" officeooo:paragraph-rsid="002152a8" style:font-style-asian="normal" style:font-weight-asian="normal" style:font-style-complex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tyle="normal" fo:font-weight="normal" officeooo:rsid="002152a8" officeooo:paragraph-rsid="002152a8" style:font-style-asian="normal" style:font-weight-asian="normal" style:font-style-complex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tyle="italic" fo:font-weight="bold" officeooo:rsid="0023349f" officeooo:paragraph-rsid="0023349f" style:font-style-asian="italic" style:font-weight-asian="bold" style:font-style-complex="italic" style:font-weight-complex="bold"/>
    </style:style>
    <style:style style:name="P43" style:family="paragraph" style:parent-style-name="Standard">
      <style:paragraph-properties fo:text-align="start" style:justify-single-word="false"/>
      <style:text-properties fo:font-style="italic" fo:font-weight="bold" officeooo:rsid="00255830" officeooo:paragraph-rsid="00255830" style:font-style-asian="italic" style:font-weight-asian="bold" style:font-style-complex="italic" style:font-weight-complex="bold"/>
    </style:style>
    <style:style style:name="P44" style:family="paragraph" style:parent-style-name="Standard">
      <style:paragraph-properties fo:text-align="start" style:justify-single-word="false"/>
      <style:text-properties fo:font-style="italic" fo:font-weight="normal" officeooo:rsid="0026f72f" officeooo:paragraph-rsid="0026f72f" style:font-style-asian="italic" style:font-weight-asian="normal" style:font-style-complex="italic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tyle="italic" fo:font-weight="normal" officeooo:rsid="0027dbc9" officeooo:paragraph-rsid="0027dbc9" style:font-style-asian="italic" style:font-weight-asian="normal" style:font-style-complex="italic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tyle="italic" fo:font-weight="normal" officeooo:rsid="0029556b" officeooo:paragraph-rsid="0029556b" style:font-style-asian="italic" style:font-weight-asian="normal" style:font-style-complex="italic" style:font-weight-complex="normal"/>
    </style:style>
    <style:style style:name="P47" style:family="paragraph" style:parent-style-name="Standard" style:list-style-name="L4">
      <style:paragraph-properties fo:text-align="start" style:justify-single-word="false"/>
      <style:text-properties fo:font-style="italic" fo:font-weight="normal" officeooo:rsid="0029556b" officeooo:paragraph-rsid="0029556b" style:font-style-asian="italic" style:font-weight-asian="normal" style:font-style-complex="italic" style:font-weight-complex="normal"/>
    </style:style>
    <style:style style:name="P4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55830" officeooo:paragraph-rsid="0025583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255830" officeooo:paragraph-rsid="0025583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0000ff" fo:font-weight="normal" style:font-weight-asian="normal" style:font-weight-complex="normal"/>
    </style:style>
    <style:style style:name="T3" style:family="text">
      <style:text-properties fo:color="#009933" fo:font-weight="normal" style:font-weight-asian="normal" style:font-weight-complex="normal"/>
    </style:style>
    <style:style style:name="T4" style:family="text">
      <style:text-properties fo:color="#ff0000"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normal" fo:font-weight="bold" style:font-style-asian="normal" style:font-weight-asian="bold" style:font-style-complex="normal" style:font-weight-complex="bold"/>
    </style:style>
    <style:style style:name="T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1" style:family="text">
      <style:text-properties fo:font-style="normal" style:text-underline-style="solid" style:text-underline-width="auto" style:text-underline-color="font-color" officeooo:rsid="002c2b17" style:font-style-asian="normal" style:font-style-complex="normal"/>
    </style:style>
    <style:style style:name="T12" style:family="text">
      <style:text-properties fo:font-style="normal" style:text-underline-style="none" style:font-style-asian="normal" style:font-style-complex="normal"/>
    </style:style>
    <style:style style:name="T13" style:family="text">
      <style:text-properties fo:font-style="normal" style:text-underline-style="none" officeooo:rsid="002c2b17" style:font-style-asian="normal" style:font-style-complex="normal"/>
    </style:style>
    <style:style style:name="T14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15" style:family="text">
      <style:text-properties fo:font-style="normal" style:text-underline-style="none" fo:font-weight="bold" officeooo:rsid="002c2b17" style:font-style-asian="normal" style:font-weight-asian="bold" style:font-style-complex="normal" style:font-weight-complex="bold"/>
    </style:style>
    <style:style style:name="T16" style:family="text">
      <style:text-properties fo:color="#ce181e" style:text-underline-style="solid" style:text-underline-width="auto" style:text-underline-color="font-color"/>
    </style:style>
    <style:style style:name="T17" style:family="text">
      <style:text-properties fo:color="#ce181e" fo:font-weight="bold" style:font-weight-asian="bold" style:font-weight-complex="bold"/>
    </style:style>
    <style:style style:name="T18" style:family="text">
      <style:text-properties fo:color="#0066b3" style:text-underline-style="solid" style:text-underline-width="auto" style:text-underline-color="font-color"/>
    </style:style>
    <style:style style:name="T19" style:family="text">
      <style:text-properties fo:color="#0066b3"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Flexão de substantivos compostos<text:span text:style-name="T1"> (quem varia, varia, quem não varia, não varia):</text:span></text:p>
      <text:p text:style-name="P15">Obs.: substantivo, numeral e adjetivo variam.</text:p>
      <text:p text:style-name="P16"/>
      <text:p text:style-name="P3"><text:span text:style-name="T2">substantivo</text:span><text:span text:style-name="T1"> + </text:span><text:span text:style-name="T2">substantivo</text:span><text:span text:style-name="T1"> → </text:span><text:span text:style-name="T2">couves</text:span><text:span text:style-name="T1">-</text:span><text:span text:style-name="T2">flores</text:span></text:p>
      <text:p text:style-name="P3"><text:span text:style-name="T3">numeral</text:span><text:span text:style-name="T1"> + </text:span><text:span text:style-name="T2">substantivo</text:span><text:span text:style-name="T1"> → </text:span><text:span text:style-name="T3">quartas</text:span><text:span text:style-name="T1">-</text:span><text:span text:style-name="T2">feiras</text:span></text:p>
      <text:p text:style-name="P3"><text:span text:style-name="T4">adjetivo</text:span><text:span text:style-name="T1"> + </text:span><text:span text:style-name="T2">substantivo</text:span><text:span text:style-name="T1"> → </text:span><text:span text:style-name="T4">baixos</text:span><text:span text:style-name="T1">-</text:span><text:span text:style-name="T2">relevos</text:span></text:p>
      <text:p text:style-name="P17"/>
      <text:p text:style-name="P3"><text:span text:style-name="T1">verbo + </text:span><text:span text:style-name="T2">substantivo</text:span><text:span text:style-name="T1"> → beija-</text:span><text:span text:style-name="T2">flores</text:span></text:p>
      <text:p text:style-name="P3"><text:span text:style-name="T1">advérbio + </text:span><text:span text:style-name="T4">adjetivo</text:span><text:span text:style-name="T1"> → alto-</text:span><text:span text:style-name="T4">falantes</text:span></text:p>
      <text:p text:style-name="P3"><text:span text:style-name="T1">interjeição + </text:span><text:span text:style-name="T2">substantivo</text:span><text:span text:style-name="T1"> → ave-</text:span><text:span text:style-name="T2">marias</text:span></text:p>
      <text:p text:style-name="P17"/>
      <text:p text:style-name="P4"><text:span text:style-name="T1">Se na composição de dois </text:span><text:span text:style-name="T2">substantivos</text:span><text:span text:style-name="T1">, o segundo for </text:span>delimitador<text:span text:style-name="T1"> do primeiro por uma relação de tipo, semelhança ou finalidade, </text:span>ambos podem variar<text:span text:style-name="T1">. Em prova, é mais comum que o segundo </text:span>não<text:span text:style-name="T1"> varie. Ex.: públicos-alvo(s), pombos-correio(s), homens-bomba(s).</text:span></text:p>
      <text:p text:style-name="P18"/>
      <text:p text:style-name="P5"><text:span text:style-name="T2">substantivo</text:span><text:span text:style-name="T1"> + preposição + </text:span><text:span text:style-name="T2">substantivo</text:span><text:span text:style-name="T1"> → pés de moleque</text:span></text:p>
      <text:p text:style-name="P22">só o primeiro substantivo varia!</text:p>
      <text:p text:style-name="P22"/>
      <text:p text:style-name="P9">Flexão dos adjetivos compostos<text:span text:style-name="T1">:</text:span></text:p>
      <text:p text:style-name="P10"><text:span text:style-name="T1">Regra geral → apenas segundo termo flexiona-se → político-</text:span>institucionais</text:p>
      <text:p text:style-name="P12">Se houver substantivo → nenhum varia → cores amarelo-limão</text:p>
      <text:p text:style-name="P12"/>
      <text:p text:style-name="P9">Valor dos adjetivos<text:span text:style-name="T1">:</text:span></text:p>
      <text:p text:style-name="P11"/>
      <text:p text:style-name="P11">Valor <text:span text:style-name="T5">objetivo (relacional)</text:span> → não depende de interpretação → carro preto → <text:span text:style-name="T5">não</text:span> podem variar de posição, em regra, vindo <text:span text:style-name="T5">após</text:span> o substantivo.</text:p>
      <text:p text:style-name="P11"/>
      <text:p text:style-name="P11">Valor <text:span text:style-name="T5">subjetivo (opinativo)</text:span> → depende de interpretação → carro bonito.</text:p>
      <text:p text:style-name="P19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29">Adjunto Adnominal</text:p>
          </table:table-cell>
          <table:table-cell table:style-name="Tabela1.B1" office:value-type="string">
            <text:p text:style-name="P29">Complemento Nominal</text:p>
          </table:table-cell>
        </table:table-row>
        <table:table-row>
          <table:table-cell table:style-name="Tabela1.A2" office:value-type="string">
            <text:p text:style-name="P30">Substituível por adjetivo perfeitamente equivalente.</text:p>
            <text:p text:style-name="P30"/>
            <text:p text:style-name="P30">Substantivo concreto. Também pode ser abstrato com sentido ativo, de posse, ou pertinência.</text:p>
            <text:p text:style-name="P30"/>
            <text:p text:style-name="P30">Só modifica substantivo (logo, termo preposicionado ligado a adjetivo e advérbio nunca será adjunto adnominal)</text:p>
            <text:p text:style-name="P30"/>
            <text:p text:style-name="P30"/>
            <text:p text:style-name="P30">Nem sempre preposicionado.</text:p>
          </table:table-cell>
          <table:table-cell table:style-name="Tabela1.B2" office:value-type="string">
            <text:p text:style-name="P30">Não pode ser substituído por adjetivo perfeitamente equivalente.</text:p>
            <text:p text:style-name="P30"/>
            <text:p text:style-name="P30">Substantivo abstrato apenas.</text:p>
            <text:p text:style-name="P30"/>
            <text:p text:style-name="P30"/>
            <text:p text:style-name="P30">Refere-se a advérbio, adjetivos e substantivos abstratos (logo, termo preposicionado ligado a adjetivo e advérbio sempre será complemento nominal).</text:p>
            <text:p text:style-name="P30"/>
            <text:p text:style-name="P30">Sempre preposicionado.</text:p>
          </table:table-cell>
        </table:table-row>
      </table:table>
      <text:p text:style-name="P20"/>
      <text:p text:style-name="P21">Quando <text:span text:style-name="T5">muito</text:span> se refere a <text:span text:style-name="T6">substantivo</text:span><text:span text:style-name="T7"> → muito é </text:span><text:span text:style-name="T8">pronome indefinido</text:span></text:p>
      <text:list xml:id="list4022207372" text:style-name="L1">
        <text:list-item>
          <text:p text:style-name="P31"><text:span text:style-name="T7">ex.: Ver que você tem se adiantado me deu </text:span><text:span text:style-name="T6">muito</text:span><text:span text:style-name="T7"> prazer.</text:span></text:p>
        </text:list-item>
      </text:list>
      <text:p text:style-name="P21"><text:span text:style-name="T7">Quando </text:span><text:span text:style-name="T8">muito</text:span><text:span text:style-name="T7"> se refere a </text:span><text:span text:style-name="T6">adjetivo</text:span><text:span text:style-name="T7"> → muito é </text:span><text:span text:style-name="T8">advérbio</text:span></text:p>
      <text:list xml:id="list3987681928" text:style-name="L2">
        <text:list-item>
          <text:p text:style-name="P32"><text:span text:style-name="T7">ex.: A menina de Zulmira está </text:span><text:span text:style-name="T6">muito</text:span><text:span text:style-name="T7"> engraçadinha.</text:span></text:p>
        </text:list-item>
      </text:list>
      <text:p text:style-name="P13"/>
      <text:p text:style-name="P6"><text:soft-page-break/><text:span text:style-name="T7">Talqualmente </text:span><text:span text:style-name="T9">é um advérbio com sentido de “assim como”, “exatamente”, etc.</text:span></text:p>
      <text:p text:style-name="P14"/>
      <text:p text:style-name="P7"><text:span text:style-name="T9">O “</text:span><text:span text:style-name="T7">a</text:span><text:span text:style-name="T9">” na frente de </text:span><text:span text:style-name="T7">infinitivo</text:span><text:span text:style-name="T9"> só pode ser </text:span><text:span text:style-name="T7">preposição</text:span><text:span text:style-name="T9">.</text:span></text:p>
      <text:p text:style-name="P33"/>
      <text:p text:style-name="P8"><text:span text:style-name="T9">Segundo a maioria dos gramáticos, não se deve contrair preposição com artigo ou pronome antes de </text:span><text:span text:style-name="T7">verbo no infinitivo</text:span><text:span text:style-name="T9">:</text:span></text:p>
      <text:p text:style-name="P23"><text:span text:style-name="T1">O fato </text:span>de ela<text:span text:style-name="T1"> não </text:span>gostar<text:span text:style-name="T1"> de estudar não importa</text:span><text:span text:style-name="T9">.</text:span></text:p>
      <text:p text:style-name="P34"/>
      <text:p text:style-name="P24"><text:span text:style-name="T7">MAS A ESAF JÁ CONSIDEROU CORRETA TANTO “DE ELA” QUANTO “DELA”!</text:span><text:span text:style-name="T9"> Então, para provas da ESAF considerar a forma contraída também correta:</text:span></text:p>
      <text:p text:style-name="P25"><text:span text:style-name="T1">(…) envelopes de algumas áreas fossem abertos antes </text:span>da<text:span text:style-name="T1"> disputa pelo interior de São Paulo </text:span>parar<text:span text:style-name="T1"> nos tribunais. → </text:span><text:span text:style-name="T9">Correta</text:span></text:p>
      <text:p text:style-name="P25"><text:span text:style-name="T1">(…) envelopes de algumas áreas fossem abertos antes </text:span>de a<text:span text:style-name="T1"> disputa pelo interior de São Paulo </text:span>parar<text:span text:style-name="T1"> nos tribunais.</text:span><text:span text:style-name="T9"> → Também correta para a ESAF</text:span></text:p>
      <text:p text:style-name="P35"/>
      <text:p text:style-name="P36">Decorar, já que a ESAF cobra muito:</text:p>
      <text:p text:style-name="P37">Tenho de = Tenho que</text:p>
      <text:p text:style-name="P38">Ante a = Diante de/da/do</text:p>
      <text:p text:style-name="P26"><text:span text:style-name="T9">Não é possível preposição “a” após “perante” → Estou </text:span><text:span text:style-name="T7">perante</text:span><text:span text:style-name="T9"> o Juiz</text:span></text:p>
      <text:p text:style-name="P38"/>
      <text:p text:style-name="P27"><text:span text:style-name="T9">A expressão </text:span><text:span text:style-name="T7">a nós mesmos</text:span><text:span text:style-name="T9"> é reflexiva. Nesse caso, </text:span><text:span text:style-name="T7">nós</text:span><text:span text:style-name="T9"> deve sempre ser acompanhado de preposição.</text:span></text:p>
      <text:p text:style-name="P39"/>
      <text:p text:style-name="P28"><text:span text:style-name="T9">Preposição </text:span><text:span text:style-name="T7">em</text:span><text:span text:style-name="T9"> antes de porcentagem:</text:span></text:p>
      <text:list xml:id="list1987944950" text:style-name="L3">
        <text:list-item>
          <text:p text:style-name="P40">admitida se o verbo for transitivo;</text:p>
        </text:list-item>
        <text:list-item>
          <text:p text:style-name="P40">não admitida se o verbo for intransitivo.</text:p>
        </text:list-item>
      </text:list>
      <text:p text:style-name="P41"/>
      <text:p text:style-name="P42"><text:span text:style-name="T9">Não se usa </text:span><text:span text:style-name="T7">em</text:span><text:span text:style-name="T9">, mas </text:span><text:span text:style-name="T7">de</text:span><text:span text:style-name="T9">, para especificar matéria de que alguma coisa é feita: estátua </text:span><text:span text:style-name="T7">de </text:span><text:span text:style-name="T9">bronze (e não “em” bronze).</text:span></text:p>
      <text:p text:style-name="P42"><text:span text:style-name="T9"/></text:p>
      <table:table table:name="Table1" table:style-name="Table1" table:template-name="Default Style">
        <table:table-column table:style-name="Table1.A"/>
        <table:table-row table:style-name="Table1.1">
          <table:table-cell table:style-name="Table1.A1" office:value-type="string">
            <text:p text:style-name="P49">Bastante</text:p>
            <text:p text:style-name="P49"/>
            <text:p text:style-name="P48">Ficamos <text:span text:style-name="T5">bastante</text:span> <text:span text:style-name="T16">distante</text:span> → modifica <text:span text:style-name="T16">advérbio</text:span>, logo é advérbio e <text:span text:style-name="T17">não varia</text:span>.</text:p>
            <text:p text:style-name="P48"/>
            <text:p text:style-name="P48">Estamos <text:span text:style-name="T5">bastante</text:span> <text:span text:style-name="T16">felizes</text:span> → modifica <text:span text:style-name="T16">adjetivo</text:span>, logo é advérbio e <text:span text:style-name="T17">não varia</text:span>.</text:p>
            <text:p text:style-name="P48"/>
            <text:p text:style-name="P48">Existem <text:span text:style-name="T5">bastantes</text:span> <text:span text:style-name="T18">carros</text:span> → modifica o <text:span text:style-name="T18">substantivo</text:span> <text:span text:style-name="T18">posterior</text:span>, logo é pronome indefinido e <text:span text:style-name="T19">varia</text:span>.</text:p>
            <text:p text:style-name="P48"/>
            <text:p text:style-name="P48">Possuíamos <text:span text:style-name="T18">planos</text:span><text:span text:style-name="T5"> bastantes</text:span> para continuar o trabalho → modifica o <text:span text:style-name="T18">substantivo</text:span> <text:span text:style-name="T18">anterior</text:span>, logo é adjetivo e <text:span text:style-name="T19">varia</text:span>.</text:p>
          </table:table-cell>
        </table:table-row>
      </table:table>
      <text:p text:style-name="P43"><text:span text:style-name="T7"/></text:p>
      <text:p text:style-name="P44"><text:span text:style-name="T7">O “a” antes de pronome relativo “que” será um </text:span><text:span text:style-name="T8">pronome demonstrativo</text:span><text:span text:style-name="T7">, se puder ser substituído por </text:span><text:span text:style-name="T8">aquela</text:span><text:span text:style-name="T7">.</text:span></text:p>
      <text:p text:style-name="P44"><text:span text:style-name="T7">Ex.: O êxito em nossa educação passa por uma evolução semelhante </text:span><text:span text:style-name="T8">à</text:span><text:span text:style-name="T7"> </text:span><text:span text:style-name="T10">que</text:span><text:span text:style-name="T7"> aconteceu nos desportos – da emoção para a razão.</text:span></text:p>
      <text:p text:style-name="P44"><text:span text:style-name="T7"/></text:p>
      <text:p text:style-name="P45"><text:span text:style-name="T7">O pronome </text:span><text:span text:style-name="T8">quem</text:span><text:span text:style-name="T7"> </text:span><text:span text:style-name="T10">sempre</text:span><text:span text:style-name="T12"> é precedido por preposição e sempre se refere a pessoa.</text:span></text:p>
      <text:p text:style-name="P45"><text:span text:style-name="T12">Ex.: Essa é a pessoa de que falei. Essa é a pessoa </text:span><text:span text:style-name="T14">de quem</text:span><text:span text:style-name="T12"> falei. Essa é a pessoa da qual falei.</text:span></text:p>
      <text:p text:style-name="P45"><text:span text:style-name="T12"/></text:p>
      <text:p text:style-name="P46"><text:soft-page-break/><text:span text:style-name="T12">O pronome </text:span><text:span text:style-name="T14">cujo</text:span><text:span text:style-name="T12">:</text:span></text:p>
      <text:list xml:id="list2560202533" text:style-name="L4">
        <text:list-item>
          <text:p text:style-name="P47"><text:span text:style-name="T12">indica posse e sempre vem entre dois substantivos, possuidor e possuído;</text:span></text:p>
        </text:list-item>
        <text:list-item>
          <text:p text:style-name="P47"><text:span text:style-name="T12">não pode ser seguido de artigo, mas pode ser antecedido por preposição (a cujo → OK; cujo a → NÃO PODE);</text:span></text:p>
        </text:list-item>
        <text:list-item>
          <text:p text:style-name="P47"><text:span text:style-name="T12">não pode ser substituído por outro pronome relativo;</text:span></text:p>
        </text:list-item>
        <text:list-item>
          <text:p text:style-name="P47"><text:span text:style-name="T12">é adjunto adnominal em 99% dos casos, </text:span><text:span text:style-name="T13">mas pode ser complemento nominal em estruturas a que se refira a substantivo abstrato. Ex.: Eu foco no PDF </text:span><text:span text:style-name="T15">cuja</text:span><text:span text:style-name="T13"> leitura é fundamental (a leitura </text:span><text:span text:style-name="T11">do PDF</text:span><text:span text:style-name="T13">. O termo sublinhado se refere a leitura, que é substantivo abstrato derivado de ação. O livro é lido. Nesse raro caso, o </text:span><text:span text:style-name="T15">cujo</text:span><text:span text:style-name="T13"> tem função de complemento nominal).</text:span></text:p>
        </text:list-item>
      </text:list>
      <text:p text:style-name="P46"><text:span text:style-name="T13"/></text:p>
      <text:p text:style-name="P46"><text:span text:style-name="T1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MP1" style:family="paragraph" style:parent-style-name="Header">
      <style:text-properties officeooo:rsid="0008a8e3" officeooo:paragraph-rsid="0008a8e3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order-top="0.06pt solid #000000" fo:border-bottom="0.06pt solid #000000" fo:border-left="none" fo:border-right="none" fo:padding="0.0201in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la 02 – Morfologia, emprego das classes (substantivo, adjetivo, advérbio, numeral, artigo, preposições, pronomes)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3T11:55:25.705676910</meta:creation-date>
    <dc:date>2018-03-27T19:04:44.528000000</dc:date>
    <meta:editing-duration>PT7H10M22S</meta:editing-duration>
    <meta:editing-cycles>25</meta:editing-cycles>
    <meta:generator>LibreOffice/6.0.1.1$Windows_X86_64 LibreOffice_project/60bfb1526849283ce2491346ed2aa51c465abfe6</meta:generator>
    <meta:document-statistic meta:table-count="2" meta:image-count="0" meta:object-count="0" meta:page-count="3" meta:paragraph-count="62" meta:word-count="727" meta:character-count="4513" meta:non-whitespace-character-count="3854"/>
  </office:meta>
</office:document-meta>
</file>